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 to Deep Learning Notes – Luke</text:p>
      <text:p text:style-name="P1"/>
      <text:p text:style-name="P2">Supervised Learning with Neural Networks:</text:p>
      <text:p text:style-name="P2"><text:tab/>Supervised Learning</text:p>
      <text:p text:style-name="P2"><text:tab/><text:tab/>Input(x) <text:s text:c="13"/>| <text:s text:c="10"/>Output (y) <text:s text:c="17"/>| <text:s text:c="4"/>Application</text:p>
      <text:p text:style-name="P2"><text:tab/><text:tab/>Home Features<text:tab/> <text:s text:c="3"/>Price<text:tab/><text:tab/><text:tab/>Real Estate</text:p>
      <text:p text:style-name="P2"><text:tab/><text:tab/>Ad, user Info<text:tab/><text:tab/>Click on ad? (0/1)<text:tab/><text:tab/>Online Advertising</text:p>
      <text:p text:style-name="P2"><text:tab/><text:tab/>Image<text:tab/><text:tab/><text:tab/>Object (1, …, 1000)<text:tab/><text:tab/>Photo tagging</text:p>
      <text:p text:style-name="P2"><text:tab/><text:tab/>Audio<text:tab/><text:tab/><text:tab/>Text transcript<text:tab/><text:tab/><text:tab/>Speech recognition</text:p>
      <text:p text:style-name="P2"><text:tab/><text:tab/>English<text:tab/><text:tab/>Chinese<text:tab/><text:tab/><text:tab/>Machine Translation</text:p>
      <text:p text:style-name="P2"><text:tab/><text:tab/>Image, Radar Info<text:tab/>Position of other cars<text:tab/><text:tab/>Autonomous driving</text:p>
      <text:p text:style-name="P2"/>
      <text:p text:style-name="P2">types of supervised learning:</text:p>
      <text:p text:style-name="P2"><text:tab/>Standard NN, Convolutional NN, Recurrent NN.</text:p>
      <text:p text:style-name="P2"/>
      <text:p text:style-name="P2">Structured Data Vs Unstructured Data:</text:p>
      <text:p text:style-name="P2">Structured Data -</text:p>
      <text:p text:style-name="P2">Size | #Bedrooms | $Price</text:p>
      <text:p text:style-name="P2">User Age | Ad Id | Click</text:p>
      <text:p text:style-name="P2"/>
      <text:p text:style-name="P2">Unstructured Data -</text:p>
      <text:p text:style-name="P2">Audio, Image, Tex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e </meta:initial-creator>
    <meta:creation-date>2018-05-06T00:56:57</meta:creation-date>
    <meta:document-statistic meta:table-count="0" meta:image-count="0" meta:object-count="0" meta:page-count="1" meta:paragraph-count="18" meta:word-count="95" meta:character-count="678"/>
    <dc:date>2018-05-06T01:11:02</dc:date>
    <dc:creator>Luke </dc:creator>
    <meta:editing-duration>PT14M6S</meta:editing-duration>
    <meta:editing-cycles>1</meta:editing-cycles>
    <meta:generator>OpenOffice/4.1.5$Unix OpenOffice.org_project/415m1$Build-9789</meta:generator>
  </office:meta>
</office:document-meta>
</file>